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office:font-face-decls>
  <office:automatic-styles>
    <style:style style:name="P1"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style>
    <style:style style:name="P2"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style:font-size-asian="14pt" style:font-name-complex="Awami Nastaliq OT2" style:font-size-complex="14pt"/>
    </style:style>
    <style:style style:name="P3"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officeooo:paragraph-rsid="0017268c"/>
    </style:style>
    <style:style style:name="P4"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style:font-name="Awami Nastaliq OT" fo:font-size="18pt" officeooo:rsid="004834dc" officeooo:paragraph-rsid="0017268c" fo:background-color="transparent" style:font-name-asian="Scheherazade" style:font-size-asian="18pt" style:font-name-complex="Awami Nastaliq OT" style:font-size-complex="18pt" style:language-complex="fa" style:country-complex="IR"/>
    </style:style>
    <style:style style:name="P5"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officeooo:paragraph-rsid="0017baf1"/>
    </style:style>
    <style:style style:name="T1" style:family="text">
      <style:text-properties style:font-name="Awami Nastaliq OT1" fo:font-size="10pt" style:font-size-asian="10pt" style:font-name-complex="Awami Nastaliq OT2" style:font-size-complex="10pt"/>
    </style:style>
    <style:style style:name="T2" style:family="text">
      <style:text-properties style:font-name-complex="Awami Nastaliq OT2" style:font-size-complex="10pt"/>
    </style:style>
    <style:style style:name="T3" style:family="text">
      <style:text-properties officeooo:rsid="00135e9a"/>
    </style:style>
    <style:style style:name="T4" style:family="text">
      <style:text-properties officeooo:rsid="0017268c"/>
    </style:style>
    <style:style style:name="T5" style:family="text">
      <style:text-properties style:font-name-complex="Awami Nastaliq OT2" style:font-size-complex="22pt"/>
    </style:style>
    <style:style style:name="T6" style:family="text">
      <style:text-properties style:font-name-complex="Awami Nastaliq OT2" style:font-size-complex="18pt" style:language-complex="fa" style:country-complex="IR"/>
    </style:style>
    <style:style style:name="T7" style:family="text">
      <style:text-properties style:font-name="Awami Nastaliq OT" fo:font-size="18pt" officeooo:rsid="004834dc" fo:background-color="transparent" loext:char-shading-value="0" style:font-name-asian="Scheherazade" style:font-size-asian="18pt" style:font-name-complex="Awami Nastaliq OT" style:font-size-complex="18pt" style:language-complex="fa" style:country-complex="IR"/>
    </style:style>
    <style:style style:name="T8" style:family="text">
      <style:text-properties style:font-name="Awami Nastaliq OT" fo:font-size="18pt" officeooo:rsid="00a71e60" fo:background-color="transparent" loext:char-shading-value="0" style:font-name-asian="Scheherazade" style:font-size-asian="18pt" style:font-name-complex="Awami Nastaliq OT" style:font-size-complex="18pt" style:language-complex="fa" style:country-complex="IR"/>
    </style:style>
    <style:style style:name="T9" style:family="text">
      <style:text-properties officeooo:rsid="00197735"/>
    </style:style>
    <style:style style:name="T10" style:family="text">
      <style:text-properties officeooo:rsid="0017baf1"/>
    </style:style>
    <style:style style:name="T11" style:family="text">
      <style:text-properties fo:color="#158466" loext:opacity="100%" style:font-name-complex="Awami Nastaliq OT2" style:font-size-complex="18pt" style:language-complex="fa" style:country-complex="IR"/>
    </style:style>
    <style:style style:name="T12" style:family="text">
      <style:text-properties fo:color="#158466" loext:opacity="100%" officeooo:rsid="0018ffd2" style:font-name-complex="Awami Nastaliq OT2" style:font-size-complex="18pt" style:language-complex="fa" style:country-complex="IR"/>
    </style:style>
    <style:style style:name="T13" style:family="text">
      <style:text-properties fo:color="#158466" loext:opacity="100%" officeooo:rsid="0017da0b" style:font-name-complex="Awami Nastaliq OT2" style:font-size-complex="18pt" style:language-complex="fa" style:country-complex="IR"/>
    </style:style>
    <style:style style:name="T14" style:family="text">
      <style:text-properties fo:color="#158466" loext:opacity="100%" officeooo:rsid="0018ad2b" style:font-name-complex="Awami Nastaliq OT2" style:font-size-complex="18pt" style:language-complex="fa" style:country-complex="IR"/>
    </style:style>
    <style:style style:name="T15" style:family="text">
      <style:text-properties officeooo:rsid="0016d955"/>
    </style:style>
    <style:style style:name="T16" style:family="text">
      <style:text-properties fo:color="#158466" loext:opacity="100%" style:font-name-complex="Awami Nastaliq OT2" style:font-size-complex="22pt"/>
    </style:style>
    <style:style style:name="T17" style:family="text">
      <style:text-properties fo:color="#dee7e5" loext:opacity="100%" style:font-name-complex="Awami Nastaliq OT2"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eringUnknown</text:span><text:span text:style-name="T2"> </text:span></text:p>
      <text:p text:style-name="P2">The kerning algorithm doesn’t recognize that the <text:span text:style-name="T3">wide</text:span> nuqta extends <text:span text:style-name="T4">beyond the edge of its base (lower marks to the right, upper to the left).</text:span></text:p>
      <text:p text:style-name="P3"><text:span text:style-name="T5">رنین <text:s text:c="3"/></text:span><text:span text:style-name="T6">جقمےنیس <text:s text:c="2"/></text:span><text:span text:style-name="T7"><text:s text:c="2"/></text:span><text:span text:style-name="T8">ح</text:span><text:span text:style-name="T7">ی</text:span><text:span text:style-name="T8">‌</text:span><text:span text:style-name="T7">فچو <text:s text:c="2"/></text:span></text:p>
      <text:p text:style-name="P4">ہلتوس </text:p>
      <text:p text:style-name="P2"><text:span text:style-name="T9">SOLVED: </text:span>The tops of the wide finals with nuqtas are raised along the entire width, rather than just where the nuqta is. This prevents the desired kerning. (The data below contains 200Cs, so there should be kerning - compare the forms without dots above.)</text:p>
      <text:p text:style-name="P2">Note that this is not a super-serious problem because these forms will normally have a space after them, so the lack of kerning is not as obvious. Right-connecting forms are generally not so wide. And visually, the feh <text:span text:style-name="T10">and sheen are</text:span> worse than the others.</text:p>
      <text:p text:style-name="P5"><text:span text:style-name="T11">سف‌مس <text:s text:c="2"/>بش‌مس <text:s text:c="2"/>س</text:span><text:span text:style-name="T12">ث‌</text:span><text:span text:style-name="T11">مس <text:s/></text:span><text:span text:style-name="T13">سث‌نت</text:span><text:span text:style-name="T14">ت</text:span><text:span text:style-name="T13">م</text:span><text:span text:style-name="T11"> <text:s text:c="2"/>لق‌مس</text:span><text:span text:style-name="T6"> <text:s text:c="4"/>سڡ‌مس <text:s text:c="3"/>سب‌مس <text:s text:c="4"/>بس‌مس <text:s text:c="3"/>لٯ‌مس</text:span></text:p>
      <text:p text:style-name="P2">SOLVED: The seen doesn’t know that there is a bariyeh tail underneath it.<text:line-break/><text:span text:style-name="T15">Solution</text:span>: insert a marker before the first char indicating how much we can kern or preventing it; genBariyehKernRules can figure this out. Preventing should be relatively <text:soft-page-break/>easy; limiting it would be trickier. <text:span text:style-name="T15">For now the fix is to limit kerning altogether in “close” situations.</text:span></text:p>
      <text:p text:style-name="P1"><text:span text:style-name="T16">ن سنلے</text:span><text:span text:style-name="T17"> </text:span><text:span text:style-name="T5"><text:s/>ن نلے <text:s text:c="2"/>ن بسنلے <text:s text:c="2"/></text:span><text:span text:style-name="T16">رسنلے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in" style:contextual-spacing="false" fo:line-height="100%"/>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_20_Table_20__28_WW_29_" style:display-name="Normal Table (WW)" style:family="paragraph">
      <style:paragraph-properties fo:margin-top="0in" fo:margin-bottom="0.111in" style:contextual-spacing="false" fo:line-height="115%" fo:text-align="start" style:justify-single-word="false" fo:orphans="2" fo:widows="2" fo:hyphenation-ladder-count="no-limit" fo:hyphenation-keep="auto" loext:hyphenation-keep-type="column" style:vertical-align="auto" style:writing-mode="lr-tb"/>
      <style:text-properties style:use-window-font-color="true" loext:opacity="0%" style:font-name="Aptos" fo:font-family="Aptos" style:font-family-generic="roman" style:font-pitch="variable" fo:font-size="12pt" fo:language="en" fo:country="US"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8T12:59:00</meta:creation-date>
    <dc:date>2025-07-01T17:43:35.116325300</dc:date>
    <meta:editing-duration>PT2H50M12S</meta:editing-duration>
    <meta:editing-cycles>10</meta:editing-cycles>
    <meta:generator>LibreOffice/25.2.4.3$Windows_X86_64 LibreOffice_project/33e196637044ead23f5c3226cde09b47731f7e27</meta:generator>
    <meta:document-statistic meta:table-count="0" meta:image-count="0" meta:object-count="0" meta:page-count="2" meta:paragraph-count="9" meta:word-count="192" meta:character-count="1152" meta:non-whitespace-character-count="930"/>
  </office:meta>
</office:document-meta>
</file>